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. post size , post input vars</text:p>
      <text:p text:style-name="Text_20_body">Try to override php_flag max_input_vars.</text:p>
      <text:p text:style-name="Text_20_body">Add to your .htaccess file or change php.ini</text:p>
      <text:p text:style-name="P1"><text:span text:style-name="Source_20_Text"><text:s text:c="9"/>php_flag max_input_vars 1500</text:span></text:p>
      <text:p text:style-name="Text_20_body">There is also a flag for nesting</text:p>
      <text:p text:style-name="P1"><text:span text:style-name="Source_20_Text"><text:s text:c="8"/>php_flag max_input_nesting_level 64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5:49:28.629679396</meta:creation-date>
    <dc:date>2014-03-27T15:53:47.249032232</dc:date>
    <meta:editing-duration>PT26S</meta:editing-duration>
    <meta:editing-cycles>2</meta:editing-cycles>
    <meta:generator>LibreOffice/4.2.2.1$Linux_X86_64 LibreOffice_project/f2f45ee3880ac00d95d5e0d6d6ed11db4bb046db</meta:generator>
    <meta:document-statistic meta:table-count="0" meta:image-count="0" meta:object-count="0" meta:page-count="1" meta:paragraph-count="6" meta:word-count="33" meta:character-count="226" meta:non-whitespace-character-count="182"/>
  </office:meta>
</office:document-meta>
</file>